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541376" officeooo:paragraph-rsid="00541376"/>
    </style:style>
    <style:style style:name="P2" style:family="paragraph" style:parent-style-name="Standard">
      <style:text-properties officeooo:rsid="00541376" officeooo:paragraph-rsid="00793307"/>
    </style:style>
    <style:style style:name="P3" style:family="paragraph" style:parent-style-name="Standard">
      <style:text-properties style:font-name="monospace" officeooo:rsid="00541376" officeooo:paragraph-rsid="00793307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4c207b" officeooo:paragraph-rsid="00793307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paragraph-rsid="00793307"/>
    </style:style>
    <style:style style:name="P6" style:family="paragraph" style:parent-style-name="Standard">
      <style:text-properties fo:font-weight="bold" officeooo:rsid="0069293a" officeooo:paragraph-rsid="0069293a" style:font-weight-asian="bold" style:font-weight-complex="bold"/>
    </style:style>
    <style:style style:name="P7" style:family="paragraph" style:parent-style-name="Standard">
      <style:text-properties style:font-name="monospace" officeooo:rsid="0069293a" officeooo:paragraph-rsid="0069293a"/>
    </style:style>
    <style:style style:name="P8" style:family="paragraph" style:parent-style-name="Standard">
      <style:text-properties officeooo:rsid="0069293a" officeooo:paragraph-rsid="0069293a"/>
    </style:style>
    <style:style style:name="P9" style:family="paragraph" style:parent-style-name="Standard">
      <style:text-properties officeooo:rsid="0069293a" officeooo:paragraph-rsid="006de50e"/>
    </style:style>
    <style:style style:name="P10" style:family="paragraph" style:parent-style-name="Standard">
      <style:text-properties officeooo:paragraph-rsid="0069293a"/>
    </style:style>
    <style:style style:name="P11" style:family="paragraph" style:parent-style-name="Standard">
      <style:text-properties officeooo:paragraph-rsid="006980d2"/>
    </style:style>
    <style:style style:name="P12" style:family="paragraph" style:parent-style-name="Standard">
      <style:text-properties officeooo:paragraph-rsid="006cfa99"/>
    </style:style>
    <style:style style:name="P13" style:family="paragraph" style:parent-style-name="Standard">
      <style:text-properties style:font-name="monospace" officeooo:rsid="006cfa99" officeooo:paragraph-rsid="006cfa99"/>
    </style:style>
    <style:style style:name="P14" style:family="paragraph" style:parent-style-name="Standard">
      <style:paragraph-properties fo:text-align="center" style:justify-single-word="false"/>
      <style:text-properties officeooo:paragraph-rsid="002645d9"/>
    </style:style>
    <style:style style:name="P15" style:family="paragraph" style:parent-style-name="Standard">
      <style:text-properties officeooo:paragraph-rsid="004c207b"/>
    </style:style>
    <style:style style:name="P16" style:family="paragraph" style:parent-style-name="Standard">
      <style:text-properties officeooo:paragraph-rsid="0073c523"/>
    </style:style>
    <style:style style:name="P17" style:family="paragraph" style:parent-style-name="Standard">
      <style:text-properties officeooo:paragraph-rsid="002645d9"/>
    </style:style>
    <style:style style:name="P18" style:family="paragraph" style:parent-style-name="Standard">
      <style:text-properties fo:font-variant="normal" fo:text-transform="none" fo:color="#222222" loext:opacity="100%" style:font-name="ui-monospace" fo:font-size="10.5pt" fo:letter-spacing="normal" fo:font-style="normal" fo:font-weight="normal" officeooo:paragraph-rsid="00454e99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434343" loext:opacity="100%" style:font-name="ui-monospace" fo:font-size="16pt" fo:letter-spacing="normal" fo:font-style="normal" fo:font-weight="bold" officeooo:rsid="004c207b" officeooo:paragraph-rsid="004c207b" style:font-size-asian="16pt" style:font-weight-asian="bold" style:font-size-complex="16pt" style:font-weight-complex="bold"/>
    </style:style>
    <style:style style:name="P20" style:family="paragraph" style:parent-style-name="Standard">
      <style:text-properties officeooo:rsid="0041b3b7" officeooo:paragraph-rsid="0041b3b7"/>
    </style:style>
    <style:style style:name="P21" style:family="paragraph" style:parent-style-name="Standard">
      <style:text-properties officeooo:paragraph-rsid="005d7e57"/>
    </style:style>
    <style:style style:name="P22" style:family="paragraph" style:parent-style-name="Standard">
      <style:text-properties officeooo:paragraph-rsid="003d3672"/>
    </style:style>
    <style:style style:name="P23" style:family="paragraph" style:parent-style-name="Standard">
      <style:paragraph-properties fo:text-align="center" style:justify-single-word="false"/>
      <style:text-properties fo:font-size="24pt" fo:font-weight="bold" officeooo:rsid="004cab6c" officeooo:paragraph-rsid="004cab6c" style:font-size-asian="24pt" style:font-weight-asian="bold" style:font-size-complex="24pt" style:font-weight-complex="bold"/>
    </style:style>
    <style:style style:name="P24" style:family="paragraph" style:parent-style-name="Standard">
      <style:text-properties officeooo:paragraph-rsid="002ec524"/>
    </style:style>
    <style:style style:name="P25" style:family="paragraph" style:parent-style-name="Standard">
      <style:text-properties officeooo:rsid="002f9957" officeooo:paragraph-rsid="002f9957"/>
    </style:style>
    <style:style style:name="P26" style:family="paragraph" style:parent-style-name="Standard">
      <style:text-properties officeooo:rsid="000fc4d9" officeooo:paragraph-rsid="000fc4d9"/>
    </style:style>
    <style:style style:name="P27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2ff107"/>
    </style:style>
    <style:style style:name="P28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0d6fb7"/>
    </style:style>
    <style:style style:name="P29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2ff107" officeooo:paragraph-rsid="002ff107"/>
    </style:style>
    <style:style style:name="P30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27dff"/>
    </style:style>
    <style:style style:name="P31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27dff"/>
    </style:style>
    <style:style style:name="P32" style:family="paragraph" style:parent-style-name="Standard">
      <style:text-properties officeooo:paragraph-rsid="00127dff"/>
    </style:style>
    <style:style style:name="P33" style:family="paragraph" style:parent-style-name="Standard">
      <style:text-properties officeooo:rsid="00127dff" officeooo:paragraph-rsid="00127dff"/>
    </style:style>
    <style:style style:name="P34" style:family="paragraph" style:parent-style-name="Standard">
      <style:text-properties officeooo:rsid="00127dff" officeooo:paragraph-rsid="00229254"/>
    </style:style>
    <style:style style:name="P35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36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37" style:family="paragraph" style:parent-style-name="Preformatted_20_Text">
      <style:paragraph-properties fo:text-align="center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38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63638d"/>
    </style:style>
    <style:style style:name="P39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2854ec"/>
    </style:style>
    <style:style style:name="P40" style:family="paragraph" style:parent-style-name="Preformatted_20_Text">
      <style:paragraph-properties fo:text-align="center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4e3ea3"/>
    </style:style>
    <style:style style:name="P41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4e3ea3"/>
    </style:style>
    <style:style style:name="P42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51a8e5"/>
    </style:style>
    <style:style style:name="P43" style:family="paragraph" style:parent-style-name="Standard">
      <style:paragraph-properties fo:text-align="center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4f5bae"/>
    </style:style>
    <style:style style:name="P44" style:family="paragraph" style:parent-style-name="Preformatted_20_Text">
      <style:paragraph-properties fo:text-align="center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528a09"/>
    </style:style>
    <style:style style:name="P45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81a0f"/>
    </style:style>
    <style:style style:name="P46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51a8e5"/>
    </style:style>
    <style:style style:name="P47" style:family="paragraph" style:parent-style-name="Standard">
      <style:paragraph-properties fo:text-align="center" style:justify-single-word="false"/>
      <style:text-properties fo:font-size="24pt" fo:font-weight="bold" officeooo:rsid="004cab6c" officeooo:paragraph-rsid="00528a09" style:font-size-asian="24pt" style:font-weight-asian="bold" style:font-size-complex="24pt" style:font-weight-complex="bold"/>
    </style:style>
    <style:style style:name="P48" style:family="paragraph" style:parent-style-name="Standard">
      <style:text-properties officeooo:paragraph-rsid="0077f79a"/>
    </style:style>
    <style:style style:name="T1" style:family="text">
      <style:text-properties officeooo:rsid="0053fb28"/>
    </style:style>
    <style:style style:name="T2" style:family="text">
      <style:text-properties officeooo:rsid="0078f53d"/>
    </style:style>
    <style:style style:name="T3" style:family="text">
      <style:text-properties style:font-name="monospace" officeooo:rsid="006980d2"/>
    </style:style>
    <style:style style:name="T4" style:family="text">
      <style:text-properties style:font-name="monospace" officeooo:rsid="0078f53d"/>
    </style:style>
    <style:style style:name="T5" style:family="text">
      <style:text-properties style:font-name="monospace" officeooo:rsid="00541376"/>
    </style:style>
    <style:style style:name="T6" style:family="text">
      <style:text-properties style:font-name="monospace"/>
    </style:style>
    <style:style style:name="T7" style:family="text">
      <style:text-properties style:font-name="monospace" officeooo:rsid="006cfa99"/>
    </style:style>
    <style:style style:name="T8" style:family="text">
      <style:text-properties style:font-name="monospace" officeooo:rsid="000d6fb7"/>
    </style:style>
    <style:style style:name="T9" style:family="text">
      <style:text-properties style:font-name="monospace" officeooo:rsid="0025fbe7"/>
    </style:style>
    <style:style style:name="T10" style:family="text">
      <style:text-properties style:font-name="monospace" officeooo:rsid="006b1ed8"/>
    </style:style>
    <style:style style:name="T11" style:family="text">
      <style:text-properties fo:color="#434343" loext:opacity="100%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6735e1"/>
    </style:style>
    <style:style style:name="T14" style:family="text"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T15" style:family="text">
      <style:text-properties officeooo:rsid="00377668"/>
    </style:style>
    <style:style style:name="T16" style:family="text">
      <style:text-properties officeooo:rsid="00216316"/>
    </style:style>
    <style:style style:name="T17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/>
    </style:style>
    <style:style style:name="T18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551032"/>
    </style:style>
    <style:style style:name="T19" style:family="text">
      <style:text-properties officeooo:rsid="00127dff"/>
    </style:style>
    <style:style style:name="T20" style:family="text">
      <style:text-properties style:font-name="monospace" officeooo:rsid="0021ae77"/>
    </style:style>
    <style:style style:name="T21" style:family="text">
      <style:text-properties officeooo:rsid="0021ae77"/>
    </style:style>
    <style:style style:name="T22" style:family="text">
      <style:text-properties officeooo:rsid="00551032"/>
    </style:style>
    <style:style style:name="T23" style:family="text">
      <style:text-properties fo:font-family="'var ff-mono'" officeooo:rsid="0016df03" fo:background-color="transparent" loext:char-shading-value="0" loext:padding="0cm" loext:border="none"/>
    </style:style>
    <style:style style:name="T24" style:family="text">
      <style:text-properties fo:font-family="'var ff-mono'" fo:font-size="14pt" fo:font-weight="bold" officeooo:rsid="0016df03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25" style:family="text">
      <style:text-properties fo:font-family="'var ff-mono'" officeooo:rsid="00652f8e" fo:background-color="transparent" loext:char-shading-value="0" loext:padding="0cm" loext:border="none"/>
    </style:style>
    <style:style style:name="T26" style:family="text">
      <style:text-properties fo:font-family="'var ff-mono'" fo:font-size="14pt" fo:font-weight="bold" officeooo:rsid="004e3ea3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27" style:family="text">
      <style:text-properties fo:font-family="'var ff-mono'" officeooo:rsid="00181a0f" fo:background-color="transparent" loext:char-shading-value="0" loext:padding="0cm" loext:border="none"/>
    </style:style>
    <style:style style:name="T28" style:family="text">
      <style:text-properties fo:font-family="'var ff-mono'" officeooo:rsid="0063638d" fo:background-color="transparent" loext:char-shading-value="0" loext:padding="0cm" loext:border="none"/>
    </style:style>
    <style:style style:name="T29" style:family="text">
      <style:text-properties fo:font-family="'var ff-mono'" officeooo:rsid="003d7009" fo:background-color="transparent" loext:char-shading-value="0" loext:padding="0cm" loext:border="none"/>
    </style:style>
    <style:style style:name="T30" style:family="text">
      <style:text-properties fo:font-family="'var ff-mono'" fo:font-size="15pt" fo:font-weight="bold" officeooo:rsid="0016df03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31" style:family="text">
      <style:text-properties fo:font-family="'var ff-mono'" fo:font-size="15pt" fo:font-weight="bold" officeooo:rsid="004e3ea3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32" style:family="text">
      <style:text-properties fo:font-family="'var ff-mono'" officeooo:rsid="0051a8e5" fo:background-color="transparent" loext:char-shading-value="0" loext:padding="0cm" loext:border="none"/>
    </style:style>
    <style:style style:name="T33" style:family="text">
      <style:text-properties style:font-name="var fontStack-monospace" officeooo:rsid="00181a0f" fo:background-color="transparent" loext:char-shading-value="0" loext:padding="0cm" loext:border="none"/>
    </style:style>
    <style:style style:name="T34" style:family="text">
      <style:text-properties style:font-name="var fontStack-monospace" officeooo:rsid="0051a8e5" fo:background-color="transparent" loext:char-shading-value="0" loext:padding="0cm" loext:border="none"/>
    </style:style>
    <style:style style:name="T35" style:family="text">
      <style:text-properties fo:font-family="'var ff-mono'" officeooo:rsid="005061e1" fo:background-color="transparent" loext:char-shading-value="0" loext:padding="0cm" loext:border="none"/>
    </style:style>
    <style:style style:name="T36" style:family="text">
      <style:text-properties fo:font-family="'var ff-mono'" officeooo:rsid="002854ec" fo:background-color="transparent" loext:char-shading-value="0" loext:padding="0cm" loext:border="none"/>
    </style:style>
    <style:style style:name="T37" style:family="text">
      <style:text-properties style:font-name="var fontStack-monospace" officeooo:rsid="0016df03" fo:background-color="transparent" loext:char-shading-value="0" loext:padding="0cm" loext:border="none"/>
    </style:style>
    <style:style style:name="T38" style:family="text">
      <style:text-properties style:font-name="var fontStack-monospace" officeooo:rsid="002854ec" fo:background-color="transparent" loext:char-shading-value="0" loext:padding="0cm" loext:border="none"/>
    </style:style>
    <style:style style:name="T39" style:family="text">
      <style:text-properties style:font-name="var fontStack-monospace" officeooo:rsid="005061e1" fo:background-color="transparent" loext:char-shading-value="0" loext:padding="0cm" loext:border="none"/>
    </style:style>
    <style:style style:name="T40" style:family="text">
      <style:text-properties fo:font-family="'var ff-mono'" officeooo:rsid="004c207b" fo:background-color="transparent" loext:char-shading-value="0" loext:padding="0cm" loext:border="none"/>
    </style:style>
    <style:style style:name="T41" style:family="text">
      <style:text-properties fo:font-family="'var ff-mono'" officeooo:rsid="000d6fb7" fo:background-color="transparent" loext:char-shading-value="0" loext:padding="0cm" loext:border="none"/>
    </style:style>
    <style:style style:name="T42" style:family="text">
      <style:text-properties fo:font-family="'var ff-mono'" officeooo:rsid="0025fbe7" fo:background-color="transparent" loext:char-shading-value="0" loext:padding="0cm" loext:border="none"/>
    </style:style>
    <style:style style:name="T43" style:family="text">
      <style:text-properties fo:font-family="'var ff-mono'" fo:font-size="20pt" fo:background-color="transparent" loext:char-shading-value="0" style:font-size-asian="20pt" style:font-size-complex="20pt" loext:padding="0cm" loext:border="none"/>
    </style:style>
    <style:style style:name="T44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77f79a" fo:background-color="transparent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pull elasticsearch:<text:span text:style-name="T1">8.17.</text:span><text:span text:style-name="T2">3</text:span> <text:s text:c="2"/></text:p>
      <text:p text:style-name="Standard"/>
      <text:p text:style-name="P1">создаем локальную сеть:</text:p>
      <text:p text:style-name="P2">docker network create elastic</text:p>
      <text:p text:style-name="P3"/>
      <text:p text:style-name="P4">Прямой маппинг в папку на диске:</text:p>
      <text:p text:style-name="P5"/>
      <text:p text:style-name="P3"><text:bookmark-start text:name="__DdeLink__764_111013014"/><text:span text:style-name="Source_20_Text"><text:span text:style-name="T3">docker run --name elastic --net elastic -v ~/data/ELK_Local_Data:/usr/share/elasticsearch/data -v ~/data/ELK_Local_Conf:/usr/share/elasticsearch/config -m 4GB -p 9200:9200 -e ingest.geoip.downloader.enabled=false -e ELASTIC_PASSWORD=elastic -d elasticsearch:8.17.</text:span></text:span><text:span text:style-name="Source_20_Text"><text:span text:style-name="T4">3</text:span></text:span><text:bookmark-end text:name="__DdeLink__764_111013014"/><text:line-break/></text:p>
      <text:p text:style-name="P6"><text:span text:style-name="T5">Ч</text:span><text:span text:style-name="T6">ерез SSH</text:span></text:p>
      <text:p text:style-name="P6"><text:span text:style-name="T6"/></text:p>
      <text:p text:style-name="P7">Должен быть <text:s/>загружен плагин - docker plugin install vieux/sshfs</text:p>
      <text:p text:style-name="P8"><text:span text:style-name="T6"/></text:p>
      <text:p text:style-name="P7">Монтируем volume:</text:p>
      <text:p text:style-name="P8"><text:span text:style-name="T6"/></text:p>
      <text:p text:style-name="P7">docker volume create --driver vieux/sshfs -o sshcmd=alex@192.168.1.12:/home/alex/data/ELK_Local_Conf -o password=1 -o allow_other="" -o port=22 ELK_Local_Conf</text:p>
      <text:p text:style-name="P8"><text:span text:style-name="T6"/></text:p>
      <text:p text:style-name="P7">docker volume create --driver vieux/sshfs -o sshcmd=alex@192.168.1.12:/home/alex/data/ELK_Local_Data -o password=1 -o allow_other="" -o port=22 ELK_Local_Data</text:p>
      <text:p text:style-name="P8"><text:span text:style-name="T6"/></text:p>
      <text:p text:style-name="P9"><text:span text:style-name="T6">docker volume create --driver vieux/sshfs -o sshcmd=alex@192.168.1.12:/home/alex/data/</text:span><text:span text:style-name="Source_20_Text"><text:span text:style-name="T3">Kibana_Local_Conf</text:span></text:span><text:span text:style-name="T6"> -o password=1 -o allow_other="" -o port=22 </text:span><text:span text:style-name="Source_20_Text"><text:span text:style-name="T3">Kibana_Local_Conf</text:span></text:span></text:p>
      <text:p text:style-name="P9"><text:span text:style-name="T6"/></text:p>
      <text:p text:style-name="P9"><text:span text:style-name="T6">docker volume create --driver vieux/sshfs -o sshcmd=alex@192.168.1.12:/home/alex/data/</text:span><text:span text:style-name="Source_20_Text"><text:span text:style-name="T3">Kibana_Local_</text:span></text:span><text:a xlink:type="simple" xlink:href="data:/usr/share/kibana/data" text:style-name="Internet_20_link" text:visited-style-name="Visited_20_Internet_20_Link"><text:span text:style-name="Source_20_Text"><text:span text:style-name="T3">Data</text:span></text:span></text:a><text:span text:style-name="T6"> -o password=1 -o allow_other="" -o port=22 </text:span><text:span text:style-name="Source_20_Text"><text:span text:style-name="T3">Kibana_Local_</text:span></text:span><text:a xlink:type="simple" xlink:href="data:/usr/share/kibana/data" text:style-name="Internet_20_link" text:visited-style-name="Visited_20_Internet_20_Link"><text:span text:style-name="Source_20_Text"><text:span text:style-name="T3">Data</text:span></text:span></text:a></text:p>
      <text:p text:style-name="P10"><text:span text:style-name="T5"/></text:p>
      <text:p text:style-name="P11"><text:span text:style-name="T3">Запускаем контейнер </text:span><text:span text:style-name="T7">Elastic</text:span><text:span text:style-name="T3">:</text:span></text:p>
      <text:p text:style-name="P11"><text:span text:style-name="T3"/></text:p>
      <text:p text:style-name="P12"><text:span text:style-name="T3">docker run --name elastic --net elastic -v ELK</text:span><text:span text:style-name="T8">_Local</text:span><text:span text:style-name="T9">_Data:</text:span><text:span text:style-name="T3">/usr/share/elasticsearch/data -v ELK</text:span><text:span text:style-name="T8">_Loca</text:span><text:span text:style-name="T3">l_Conf:/usr/share/elasticsearch/config -m </text:span><text:span text:style-name="T10">4</text:span><text:span text:style-name="T3">GB -p 9200:9200 -e ingest.geoip.downloader.enabled=false -e ELASTIC_PASSWORD=elastic -d elasticsearch:8.17.</text:span><text:span text:style-name="T4">3</text:span></text:p>
      <text:p text:style-name="P12"><text:span text:style-name="T3"/></text:p>
      <text:p text:style-name="P13">Запускаем контейнер Kibana:</text:p>
      <text:p text:style-name="P12"><text:span text:style-name="T7"/></text:p>
      <text:p text:style-name="P12"><text:bookmark-start text:name="__DdeLink__819_111013014"/><text:soft-page-break/><text:span text:style-name="Source_20_Text"><text:span text:style-name="T3">docker run --name kibana --net elastic -d -p 5601:5601 -</text:span></text:span><text:span text:style-name="Source_20_Text"><text:span text:style-name="T7">v</text:span></text:span><text:span text:style-name="Source_20_Text"><text:span text:style-name="T3"> Kibana_Local_</text:span></text:span><text:a xlink:type="simple" xlink:href="data:/usr/share/kibana/data" text:style-name="Internet_20_link" text:visited-style-name="Visited_20_Internet_20_Link"><text:span text:style-name="Source_20_Text"><text:span text:style-name="T3">Data:/usr/share/kibana/data</text:span></text:span></text:a><text:span text:style-name="Source_20_Text"><text:span text:style-name="T3"> -v Kibana_Local_Conf:/usr/share/kibana/config kibana:8.17.</text:span></text:span><text:span text:style-name="Source_20_Text"><text:span text:style-name="T4">3</text:span></text:span><text:bookmark-end text:name="__DdeLink__819_111013014"/><text:span text:style-name="Source_20_Text"><text:span text:style-name="T3"><text:line-break/></text:span></text:span></text:p>
      <text:p text:style-name="P14"><text:span text:style-name="Source_20_Text"><text:span text:style-name="T4"/></text:span></text:p>
      <text:p text:style-name="P15"/>
      <text:p text:style-name="P16"><text:span text:style-name="Source_20_Text"><text:span text:style-name="T3"/></text:span></text:p>
      <text:p text:style-name="P17"/>
      <text:p text:style-name="P18"><text:span text:style-name="T11"/></text:p>
      <text:p text:style-name="P19">Через NFS</text:p>
      <text:p text:style-name="P17"/>
      <text:p text:style-name="P20"><text:span text:style-name="T12">Важно</text:span> — запускаем elastic и kibana в отдельной сети - «elastic», иначе будут проблемы с IP и сертификатами.</text:p>
      <text:p text:style-name="P20"/>
      <text:p text:style-name="P21">docker run --name elastic --net elastic --mount 'type=volume,source=ELK_Local_Data,target=/usr/share/elasticsearch/data,volume-driver=local,volume-opt=type=nfs,volume-opt=device=:/home/alex/data/ELK_Local_Data,"volume-opt=o=addr=192.168.1.12,rw,nfsvers=4"' --mount 'type=volume,source=ELK_Local_Conf,target=/usr/share/elasticsearch/config,volume-driver=local,volume-opt=type=nfs,volume-opt=device=:/home/alex/data/ELK_Local_Conf,"volume-opt=o=addr=192.168.1.12,rw,nfsvers=4"' -m <text:span text:style-name="T13">4</text:span>GB -p 9200:9200 -e ingest.geoip.downloader.enabled=false -e ELASTIC_PASSWORD=elastic -d elasticsearch:8.17.0</text:p>
      <text:p text:style-name="P21"/>
      <text:p text:style-name="P22"/>
      <text:p text:style-name="P23">Далее - общее</text:p>
      <text:p text:style-name="P24"><text:span text:style-name="T14"/></text:p>
      <text:p text:style-name="P25">Должен запуститься контейнер <text:span text:style-name="T15">с сохраненными через NFS данными</text:span></text:p>
      <text:p text:style-name="P26"/>
      <text:p text:style-name="P27">пользователь: elastic</text:p>
      <text:p text:style-name="P27">пароль: <text:span text:style-name="T16">elastic</text:span></text:p>
      <text:p text:style-name="P26"/>
      <text:p text:style-name="P28">Далее работаем в запущенном контейнере, в командной строке bash</text:p>
      <text:p text:style-name="P28"/>
      <text:p text:style-name="P29"><text:span text:style-name="T12">Необязательно</text:span> — если нужно сбросить начальный пароль «elastic» на случайную комбинацию:</text:p>
      <text:p text:style-name="P30">/usr/share/elasticsearch/bin/elasticsearch-reset-password -u elastic</text:p>
      <text:p text:style-name="P28"/>
      <text:p text:style-name="P30"/>
      <text:p text:style-name="P31">копируем сертификат эластика в корневую папку пользователя:</text:p>
      <text:p text:style-name="P32"><text:span text:style-name="T17">/</text:span><text:span text:style-name="T18">home/alex</text:span><text:span text:style-name="T17">/data/ELK_Local_Conf/certs/</text:span>http_ca.crt <text:s/><text:span text:style-name="T19">в корневую папку пользователя</text:span><text:span text:style-name="T20"><text:line-break/></text:span></text:p>
      <text:p text:style-name="P32"/>
      <text:p text:style-name="P33">проверяем установку (из корневой папки или указать путь к сертификату):</text:p>
      <text:p text:style-name="P34">curl --cacert <text:span text:style-name="T21">/</text:span><text:span text:style-name="T22">home/alex</text:span><text:span text:style-name="T21">/data/ELK_Local_Conf/certs/http_ca.crt </text:span><text:s/>-u elastic:<text:span text:style-name="T16">elastic</text:span> <text:a xlink:type="simple" xlink:href="https://localhost:9200/" text:style-name="Internet_20_link" text:visited-style-name="Visited_20_Internet_20_Link">https://localhost:9200</text:a></text:p>
      <text:p text:style-name="P33"/>
      <text:p text:style-name="P31"/>
      <text:p text:style-name="P35"><text:span text:style-name="Source_20_Text"><text:span text:style-name="T23"/></text:span></text:p>
      <text:p text:style-name="P36"><text:span text:style-name="Source_20_Text"><text:span text:style-name="T23"/></text:span></text:p>
      <text:p text:style-name="P37"><text:span text:style-name="Source_20_Text"><text:span text:style-name="T24">Установка Kibana:</text:span></text:span></text:p>
      <text:p text:style-name="P36"><text:soft-page-break/><text:span text:style-name="Source_20_Text"><text:span text:style-name="T23"/></text:span></text:p>
      <text:p text:style-name="P36"><text:span text:style-name="Source_20_Text"><text:span text:style-name="T23">docker pull kibana:</text:span></text:span><text:span text:style-name="Source_20_Text"><text:span text:style-name="T25">8.17.0</text:span></text:span></text:p>
      <text:p text:style-name="P36"><text:span text:style-name="Source_20_Text"><text:span text:style-name="T23"/></text:span></text:p>
      <text:p text:style-name="P37"><text:span text:style-name="Source_20_Text"><text:span text:style-name="T24">Запуск контейнера </text:span></text:span><text:span text:style-name="Source_20_Text"><text:span text:style-name="T26">(NFS)</text:span></text:span><text:span text:style-name="Source_20_Text"><text:span text:style-name="T24">:</text:span></text:span></text:p>
      <text:p text:style-name="P36"><text:span text:style-name="Source_20_Text"><text:span text:style-name="T23"/></text:span></text:p>
      <text:p text:style-name="P38"><text:span text:style-name="Source_20_Text"><text:span text:style-name="T23">docker run --name kib</text:span></text:span><text:span text:style-name="Source_20_Text"><text:span text:style-name="T27">ana --net elastic -d</text:span></text:span><text:span text:style-name="Source_20_Text"><text:span text:style-name="T23"> -p 5601:5601 --mount 'type=volume,source=</text:span></text:span><text:span text:style-name="Source_20_Text"><text:span text:style-name="T28">Kibana</text:span></text:span><text:span text:style-name="Source_20_Text"><text:span text:style-name="T23">_Local_Data,target=/usr/share/</text:span></text:span><text:span text:style-name="Source_20_Text"><text:span text:style-name="T28">kibana</text:span></text:span><text:span text:style-name="Source_20_Text"><text:span text:style-name="T23">/data,volume-driver=local,volume-opt=type=nfs,volume-opt=device=:/home/alex/data/</text:span></text:span><text:span text:style-name="Source_20_Text"><text:span text:style-name="T28">Kibana</text:span></text:span><text:span text:style-name="Source_20_Text"><text:span text:style-name="T23">_Local_Data,"volume-opt=o=addr=192.168.1.12,rw,nfsvers=4"' --mount 'type=volume,source=</text:span></text:span><text:span text:style-name="Source_20_Text"><text:span text:style-name="T28">Kibana</text:span></text:span><text:span text:style-name="Source_20_Text"><text:span text:style-name="T23">_Local_</text:span></text:span><text:span text:style-name="Source_20_Text"><text:span text:style-name="T28">Conf</text:span></text:span><text:span text:style-name="Source_20_Text"><text:span text:style-name="T23">,target=/usr/share/</text:span></text:span><text:span text:style-name="Source_20_Text"><text:span text:style-name="T28">kibana</text:span></text:span><text:span text:style-name="Source_20_Text"><text:span text:style-name="T23">/</text:span></text:span><text:span text:style-name="Source_20_Text"><text:span text:style-name="T28">config</text:span></text:span><text:span text:style-name="Source_20_Text"><text:span text:style-name="T23">,volume-driver=local,volume-opt=type=nfs,volume-opt=device=:/home/alex/data/</text:span></text:span><text:span text:style-name="Source_20_Text"><text:span text:style-name="T28">Kibana</text:span></text:span><text:span text:style-name="Source_20_Text"><text:span text:style-name="T23">_Local_</text:span></text:span><text:span text:style-name="Source_20_Text"><text:span text:style-name="T28">Conf</text:span></text:span><text:span text:style-name="Source_20_Text"><text:span text:style-name="T23">,"volume-opt=o=addr=192.168.1.12,rw,nfsvers=4"' kibana:</text:span></text:span><text:span text:style-name="Source_20_Text"><text:span text:style-name="T29">8.17.0</text:span></text:span></text:p>
      <text:p text:style-name="P39"><text:span text:style-name="Source_20_Text"><text:span text:style-name="T29"/></text:span></text:p>
      <text:p text:style-name="P39"><text:span text:style-name="Source_20_Text"><text:span text:style-name="T29"/></text:span></text:p>
      <text:p text:style-name="P39"><text:span text:style-name="Source_20_Text"><text:span text:style-name="T29"/></text:span></text:p>
      <text:p text:style-name="P39"><text:span text:style-name="Source_20_Text"><text:span text:style-name="T29"/></text:span></text:p>
      <text:p text:style-name="P39"><text:span text:style-name="Source_20_Text"><text:span text:style-name="T29"/></text:span></text:p>
      <text:p text:style-name="P40"><text:span text:style-name="Source_20_Text"><text:span text:style-name="T30">Запуск контейнера </text:span></text:span><text:span text:style-name="Source_20_Text"><text:span text:style-name="T31">(маппинг на папку)</text:span></text:span><text:span text:style-name="Source_20_Text"><text:span text:style-name="T30">:</text:span></text:span></text:p>
      <text:p text:style-name="P41"><text:span text:style-name="Source_20_Text"><text:span text:style-name="T23"/></text:span></text:p>
      <text:p text:style-name="P41"><text:span text:style-name="Source_20_Text"><text:span text:style-name="T23"/></text:span></text:p>
      <text:p text:style-name="P41"><text:span text:style-name="Source_20_Text"><text:span text:style-name="T23"/></text:span></text:p>
      <text:p text:style-name="P42"><text:span text:style-name="Source_20_Text"><text:span text:style-name="T32">Создаем контейнер и конфигурим сначала без маппинга - </text:span></text:span></text:p>
      <text:p text:style-name="P42"><text:span text:style-name="Source_20_Text"><text:span text:style-name="T23">docker run --name kib</text:span></text:span><text:span text:style-name="Source_20_Text"><text:span text:style-name="T27">ana --net elastic -d</text:span></text:span><text:span text:style-name="Source_20_Text"><text:span text:style-name="T23"> -p 5601:5601 <text:s/>kibana:</text:span></text:span><text:span text:style-name="Source_20_Text"><text:span text:style-name="T29">8.17.0</text:span></text:span></text:p>
      <text:p text:style-name="P41"><text:span text:style-name="Source_20_Text"><text:span text:style-name="T29"/></text:span></text:p>
      <text:p text:style-name="P43"><text:span text:style-name="Source_20_Text"><text:span text:style-name="T33"/></text:span></text:p>
      <text:p text:style-name="P44"><text:span text:style-name="Source_20_Text"><text:span text:style-name="T30">Запуск контейнера </text:span></text:span><text:span text:style-name="Source_20_Text"><text:span text:style-name="T31">(маппинг на папку)</text:span></text:span><text:span text:style-name="Source_20_Text"><text:span text:style-name="T30">:</text:span></text:span></text:p>
      <text:p text:style-name="P45"><text:span text:style-name="Source_20_Text"><text:span text:style-name="T33"/></text:span></text:p>
      <text:p text:style-name="P46"><text:span text:style-name="Source_20_Text"><text:span text:style-name="T34">Далее переносим конфигурацию кибаны в папки маппинга и создаем контейнер с маппингом</text:span></text:span></text:p>
      <text:p text:style-name="P45"><text:span text:style-name="Source_20_Text"><text:span text:style-name="T33"/></text:span></text:p>
      <text:p text:style-name="P42"><text:span text:style-name="Source_20_Text"><text:span text:style-name="T35">сохраняем папки из контейнера </text:span></text:span><text:span text:style-name="Source_20_Text"><text:span text:style-name="T23">/usr/share/</text:span></text:span><text:span text:style-name="Source_20_Text"><text:span text:style-name="T36">kibana</text:span></text:span><text:span text:style-name="Source_20_Text"><text:span text:style-name="T23">/data </text:span></text:span><text:span text:style-name="Source_20_Text"><text:span text:style-name="T35">и </text:span></text:span><text:span text:style-name="Source_20_Text"><text:span text:style-name="T37">/usr/share/</text:span></text:span><text:span text:style-name="Source_20_Text"><text:span text:style-name="T38">kibana</text:span></text:span><text:span text:style-name="Source_20_Text"><text:span text:style-name="T37">/config </text:span></text:span><text:span text:style-name="Source_20_Text"><text:span text:style-name="T39">к папки соответственно - </text:span></text:span><text:span text:style-name="Source_20_Text"><text:span text:style-name="T23">/</text:span></text:span><text:span text:style-name="Source_20_Text"><text:span text:style-name="T40">var/data</text:span></text:span><text:span text:style-name="Source_20_Text"><text:span text:style-name="T23">/</text:span></text:span><text:span text:style-name="Source_20_Text"><text:span text:style-name="T36">Kibana</text:span></text:span><text:span text:style-name="Source_20_Text"><text:span text:style-name="T41">_Local</text:span></text:span><text:span text:style-name="Source_20_Text"><text:span text:style-name="T42">_Data </text:span></text:span><text:span text:style-name="Source_20_Text"><text:span text:style-name="T35">и </text:span></text:span><text:span text:style-name="Source_20_Text"><text:span text:style-name="T23">/</text:span></text:span><text:span text:style-name="Source_20_Text"><text:span text:style-name="T40">var/data</text:span></text:span><text:span text:style-name="Source_20_Text"><text:span text:style-name="T23">/</text:span></text:span><text:span text:style-name="Source_20_Text"><text:span text:style-name="T36">Kibana</text:span></text:span><text:span text:style-name="Source_20_Text"><text:span text:style-name="T41">_Local_Conf</text:span></text:span></text:p>
      <text:p text:style-name="P45"><text:span text:style-name="Source_20_Text"><text:span text:style-name="T33"/></text:span></text:p>
      <text:p text:style-name="P42"><text:span text:style-name="Source_20_Text"><text:span text:style-name="T23">docker run --name kib</text:span></text:span><text:span text:style-name="Source_20_Text"><text:span text:style-name="T27">ana --net elastic -d</text:span></text:span><text:span text:style-name="Source_20_Text"><text:span text:style-name="T23"> -p 5601:5601 --mount type=bind,source=/</text:span></text:span><text:span text:style-name="Source_20_Text"><text:span text:style-name="T40">var/data</text:span></text:span><text:span text:style-name="Source_20_Text"><text:span text:style-name="T23">/</text:span></text:span><text:span text:style-name="Source_20_Text"><text:span text:style-name="T36">Kibana</text:span></text:span><text:span text:style-name="Source_20_Text"><text:span text:style-name="T41">_Local</text:span></text:span><text:span text:style-name="Source_20_Text"><text:span text:style-name="T42">_Data</text:span></text:span><text:span text:style-name="Source_20_Text"><text:span text:style-name="T23">,target=/usr/share/</text:span></text:span><text:span text:style-name="Source_20_Text"><text:span text:style-name="T36">kibana</text:span></text:span><text:span text:style-name="Source_20_Text"><text:span text:style-name="T23">/data --mount type=bind,source=/</text:span></text:span><text:span text:style-name="Source_20_Text"><text:span text:style-name="T40">var/data</text:span></text:span><text:span text:style-name="Source_20_Text"><text:span text:style-name="T23">/</text:span></text:span><text:span text:style-name="Source_20_Text"><text:span text:style-name="T36">Kibana</text:span></text:span><text:span text:style-name="Source_20_Text"><text:span text:style-name="T41">_Local_Conf</text:span></text:span><text:span text:style-name="Source_20_Text"><text:span text:style-name="T23">,target=</text:span></text:span><text:span text:style-name="Source_20_Text"><text:span text:style-name="T37">/usr/share/</text:span></text:span><text:span text:style-name="Source_20_Text"><text:span text:style-name="T38">kibana</text:span></text:span><text:span text:style-name="Source_20_Text"><text:span text:style-name="T37">/config</text:span></text:span><text:span text:style-name="Source_20_Text"><text:span text:style-name="T23"> kibana:</text:span></text:span><text:span text:style-name="Source_20_Text"><text:span text:style-name="T29">8.17.0</text:span></text:span></text:p>
      <text:p text:style-name="P42"><text:span text:style-name="Source_20_Text"><text:span text:style-name="T29"/></text:span></text:p>
      <text:p text:style-name="P47"><text:span text:style-name="Source_20_Text"><text:span text:style-name="T43">Далее</text:span></text:span></text:p>
      <text:p text:style-name="P45"><text:span text:style-name="Source_20_Text"><text:span text:style-name="T33"/></text:span></text:p>
      <text:p text:style-name="P48"><text:span text:style-name="Source_20_Text"><text:span text:style-name="T44">См. конфигурирование для Кубера — там нужно делать сертификаты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27T21:37:55.306076005</meta:creation-date>
    <dc:date>2025-03-11T17:55:02.404473707</dc:date>
    <meta:editing-duration>P2DT17H46M42S</meta:editing-duration>
    <meta:editing-cycles>100</meta:editing-cycles>
    <meta:generator>LibreOffice/25.2.1.2$Linux_X86_64 LibreOffice_project/520$Build-2</meta:generator>
    <meta:document-statistic meta:table-count="0" meta:image-count="0" meta:object-count="0" meta:page-count="3" meta:paragraph-count="43" meta:word-count="373" meta:character-count="4243" meta:non-whitespace-character-count="3924"/>
  </office:meta>
</office:document-meta>
</file>